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3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table:style-name="ce5"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table:style-name="ce5"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table:style-name="ce5"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table:style-name="ce5"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table:style-name="ce5"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 table:formula="of:=SUM([.C32:.C35])" office:value-type="float" office:value="13" calcext:value-type="float">
            <text:p>13</text:p>
          </table:table-cell>
          <table:table-cell table:style-name="ce7" office:value-type="string" calcext:value-type="string">
            <text:p>Envio de datos por HTTP – Funcionamientos terminados – Comienzo SPIFFS</text:p>
          </table:table-cell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ce5"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3" calcext:value-type="date">
            <text:p>23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didas de corriente, problema persist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5" calcext:value-type="date">
            <text:p>25/09/2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uevo branch – SPIFF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2" calcext:value-type="date">
            <text:p>12/10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jorado branch SPIFFS y merg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3" calcext:value-type="date">
            <text:p>13/10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ixes y mejoras varias – Apto para prueb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4" calcext:value-type="date">
            <text:p>14/10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ixes – Prueba pasada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style-name="ce15" table:formula="of:=SUM([.C3:.C42])" office:value-type="float" office:value="115" calcext:value-type="float">
            <text:p>115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5:24:42.988847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10-14T15:25:01.296572467</dc:date>
    <meta:editing-duration>PT7H29M29S</meta:editing-duration>
    <meta:editing-cycles>54</meta:editing-cycles>
    <meta:generator>LibreOffice/7.0.2.2$Linux_X86_64 LibreOffice_project/00$Build-2</meta:generator>
    <meta:document-statistic meta:table-count="1" meta:cell-count="159" meta:object-count="0"/>
  </office:meta>
</office:document-meta>
</file>